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55.96pt"/>
    </style:style>
    <style:style style:name="co6" style:family="table-column">
      <style:table-column-properties fo:break-before="auto" style:column-width="13.95pt"/>
    </style:style>
    <style:style style:name="co7" style:family="table-column">
      <style:table-column-properties fo:break-before="auto" style:column-width="39.0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24.6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28.46pt"/>
    </style:style>
    <style:style style:name="co12" style:family="table-column">
      <style:table-column-properties fo:break-before="auto" style:column-width="32.8pt"/>
    </style:style>
    <style:style style:name="co13" style:family="table-column">
      <style:table-column-properties fo:break-before="auto" style:column-width="27.5pt"/>
    </style:style>
    <style:style style:name="co14" style:family="table-column">
      <style:table-column-properties fo:break-before="auto" style:column-width="30.36pt"/>
    </style:style>
    <style:style style:name="co15" style:family="table-column">
      <style:table-column-properties fo:break-before="auto" style:column-width="22.65pt"/>
    </style:style>
    <style:style style:name="co16" style:family="table-column">
      <style:table-column-properties fo:break-before="auto" style:column-width="24.09pt"/>
    </style:style>
    <style:style style:name="co17" style:family="table-column">
      <style:table-column-properties fo:break-before="auto" style:column-width="26.05pt"/>
    </style:style>
    <style:style style:name="co18" style:family="table-column">
      <style:table-column-properties fo:break-before="auto" style:column-width="27.95pt"/>
    </style:style>
    <style:style style:name="co19" style:family="table-column">
      <style:table-column-properties fo:break-before="auto" style:column-width="2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Nom expérience</text:p>
          </table:table-cell>
          <table:table-cell table:number-columns-repeated="2"/>
          <table:table-cell office:value-type="string" calcext:value-type="string">
            <text:p>Profondeur</text:p>
          </table:table-cell>
          <table:table-cell/>
          <table:table-cell office:value-type="string" calcext:value-type="string">
            <text:p># cellul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µm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70818_col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1_col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2_col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2_col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3_co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3_col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4_col2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4_col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5_co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8_co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9_col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29_col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30_col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31_col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831_col6_2efois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1_col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1_col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5_col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5_col9_bis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6_col1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6_col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70907_col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11_col1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12_col1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15_col1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15_col1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16_col1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18_col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22bis_col2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22_col2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22_col2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23bis_col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23_col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31bis_col2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131_col2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516bis_col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516_col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613_col2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614_col2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618_col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817_col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Profondeur ( <text:s/>0 = <text:s/>oublié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0822bis_col2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822_col24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823_col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824_col2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828_col2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6_col2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6_col2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6_col2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7bis_col2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7_col2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7_col3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7ter_col2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9bis_col2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09_col2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2bis_col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2_col29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2ter_col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3bis_col3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3_col2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3_col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4_col2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9bis_col2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9_col2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19ter_col2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0bis_col2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0_col2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0ter_col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1bis_col3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1_col3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1ter_col3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6bis_col3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6_col3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7_col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7_col3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8bis_col3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0928_col34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1_col3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2_col3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3bis_col3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3_col3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4bis_col3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4_col34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4_col3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5bis_col3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05_col3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0bis_col3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0_col3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0ter_col3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1bis_col37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1_col3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1_col3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2bis_col3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2_col3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2ter_col3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6bis_col38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6_col3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7bis_col38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7_col38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7ter_col3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81018_col3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8"/>
          <table:table-cell table:formula="of:=SUM([.I3:.I104])" office:value-type="float" office:value="15309" calcext:value-type="float">
            <text:p>15309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#Colliculus</text:p>
          </table:table-cell>
          <table:table-cell office:value-type="string" calcext:value-type="string">
            <text:p>Profondeurs</text:p>
          </table:table-cell>
          <table:table-cell office:value-type="string" calcext:value-type="string">
            <text:p>Total 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94" calcext:value-type="float">
            <text:p>194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fferentes profondeu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= ?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4:01:01.071906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23:30.259709071</meta:creation-date>
    <dc:date>2018-11-02T10:21:32.206840872</dc:date>
    <meta:editing-duration>P1DT4H15M47S</meta:editing-duration>
    <meta:editing-cycles>148</meta:editing-cycles>
    <meta:generator>LibreOffice/5.1.6.2$Linux_X86_64 LibreOffice_project/10m0$Build-2</meta:generator>
    <meta:document-statistic meta:table-count="3" meta:cell-count="555" meta:object-count="0"/>
  </office:meta>
</office:document-meta>
</file>